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7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4">
      <style:graphic-properties draw:fill-color="#ffffff" draw:auto-grow-height="true" fo:min-height="13.86cm"/>
    </style:style>
    <style:style style:name="pr7" style:family="presentation" style:parent-style-name="bluesquares-outline1" style:list-style-name="L5">
      <style:graphic-properties draw:fill-color="#ffffff" draw:auto-grow-height="true" fo:min-height="13.86cm"/>
    </style:style>
    <style:style style:name="pr8" style:family="presentation" style:parent-style-name="bluesquares-outline1" style:list-style-name="L6">
      <style:graphic-properties draw:fill-color="#ffffff" draw:auto-grow-height="true" fo:min-height="13.86cm"/>
    </style:style>
    <style:style style:name="pr9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text:enable-numbering="true" fo:text-indent="-0.9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9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9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9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9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9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9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9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9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1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1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1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4.581cm" svg:x="1.4cm" svg:y="4.914cm" presentation:class="outline" presentation:user-transformed="true">
          <draw:text-box>
            <text:list text:style-name="L2">
              <text:list-item>
                <text:p text:id="id1" text:style-name="P5">'Nothing is constant but change'</text:p>
              </text:list-item>
            </text:list>
            <text:list text:style-name="L2">
              <text:list-item>
                <text:list>
                  <text:list-item>
                    <text:p text:id="id2" text:style-name="P6">Even in software</text:p>
                  </text:list-item>
                </text:list>
              </text:list-item>
            </text:list>
            <text:list text:style-name="L2">
              <text:list-item>
                <text:p text:id="id3" text:style-name="P5">Change increases the level of confusion among software engineers</text:p>
              </text:list-item>
            </text:list>
            <text:list text:style-name="L2">
              <text:list-item>
                <text:list>
                  <text:list-item>
                    <text:p text:id="id4" text:style-name="P6">Changes are not analyzed before they are ma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Recorded before implem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Reported to those who need to kn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Controlled to improve quality and reduce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" text:style-name="P5">SCM is an umbrella activity</text:p>
              </text:list-item>
            </text:list>
            <text:list text:style-name="L2">
              <text:list-item>
                <text:list>
                  <text:list-item>
                    <text:p text:id="id9" text:style-name="P6">Identify chan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Control chan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Ensure change is properly implem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6">Report change to others</text:p>
                  </text:list-item>
                </text:list>
              </text:list-item>
            </text:list>
            <text:list text:style-name="L2">
              <text:list-item>
                <text:p text:id="id13" text:style-name="P5">Is it the same as maintenance?</text:p>
              </text:list-item>
            </text:list>
            <text:list text:style-name="L2">
              <text:list-item>
                <text:list>
                  <text:list-item>
                    <text:p text:id="id14" text:style-name="P6">Maintenance – occur after system has been delive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SCM – tracking and contr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6" text:style-name="P5">A primary goal of SE is to improve the ease with which changes can be accommodated and reduce the amount of effort expended when changes must be made</text:p>
              </text:list-item>
            </text:list>
            <text:list text:style-name="L2">
              <text:list-item>
                <text:p text:id="id17" text:style-name="P5">SCM helps in this go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8" text:style-name="P5">Software Configuration: Output of software process</text:p>
              </text:list-item>
            </text:list>
            <text:list text:style-name="L2">
              <text:list-item>
                <text:list>
                  <text:list-item>
                    <text:p text:id="id19" text:style-name="P6">Computer Programs(source and executabl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Docu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Data</text:p>
                  </text:list-item>
                </text:list>
              </text:list-item>
            </text:list>
            <text:list text:style-name="L2">
              <text:list-item>
                <text:p text:id="id22" text:style-name="P5">SCI – Software Configuration Item</text:p>
              </text:list-item>
            </text:list>
            <text:list text:style-name="L2">
              <text:list-item>
                <text:list>
                  <text:list-item>
                    <text:p text:id="id23" text:style-name="P6">Number grows rapidly as process progre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One item may spawn another: PP -&gt; S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5" text:style-name="P5">Sources of Change</text:p>
              </text:list-item>
            </text:list>
            <text:list text:style-name="L2">
              <text:list-item>
                <text:list>
                  <text:list-item>
                    <text:p text:id="id26" text:style-name="P6">New business or market cond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New customer needs that demand modification of data produced b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6">Reorganization that cause changes in project priorities and team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Budgetary or scheduling constrai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Baselines</text:p>
          </draw:text-box>
        </draw:frame>
        <draw:frame presentation:style-name="pr4" draw:text-style-name="P5" draw:layer="layout" svg:width="25.199cm" svg:height="14.1cm" svg:x="1.4cm" svg:y="4.914cm" presentation:class="outline" presentation:user-transformed="true">
          <draw:text-box>
            <text:list text:style-name="L2">
              <text:list-item>
                <text:p text:id="id30" text:style-name="P5">Customers modify requirements, developers modify technical approach, managers modify project approach</text:p>
              </text:list-item>
            </text:list>
            <text:list text:style-name="L2">
              <text:list-item>
                <text:list>
                  <text:list-item>
                    <text:p text:id="id31" text:style-name="P6">Because as time goes by, they 'know more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6">Therefore: Most changes are justified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7">Hard to to accept for many software engine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34" text:style-name="P5">Baseline is a specification/product that has been formally reviewed and agreed upon, becomes a basis for further development.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Baselin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5" text:style-name="P5">...and can be changed through formal procedures</text:p>
              </text:list-item>
            </text:list>
            <text:list text:style-name="L2">
              <text:list-item>
                <text:p text:id="id36" text:style-name="P5">Analogy: Restaurant, waiter serving customer's order</text:p>
              </text:list-item>
            </text:list>
            <text:list text:style-name="L2">
              <text:list-item>
                <text:p text:id="id37" text:style-name="P5">In SE, baseline is a milestone that is marked by the delivery of one or more SCI and the approval is obtained through a formal technical revie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Baselin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8" text:style-name="P5">Common Baselines</text:p>
              </text:list-item>
            </text:list>
            <text:list text:style-name="L2">
              <text:list-item>
                <text:list>
                  <text:list-item>
                    <text:p text:id="id39" text:style-name="P6">System Spec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0" text:style-name="P6">Software Requirement Spec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Design Spec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6">Source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Test Plans/Procedures/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Operational 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Baselin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5" text:style-name="P5">How are baselines created</text:p>
              </text:list-item>
            </text:list>
            <text:list text:style-name="L3">
              <text:list-item>
                <text:list>
                  <text:list-item>
                    <text:p text:id="id46" text:style-name="P8">Each SE task results to one or more SCI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47" text:style-name="P8">The SCI are reviewed and approv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48" text:style-name="P8">Once approved, SCI are stored in a repository and become baselin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49" text:style-name="P8">In case of modification, SCI is extracted from repository and local copy is created, modification is applied on the local copy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50" text:style-name="P8">If developer is authorized to make modifications, go to step 2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SCI</text:p>
          </draw:text-box>
        </draw:frame>
        <draw:frame presentation:style-name="pr4" draw:text-style-name="P5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 text:id="id51" text:style-name="P5">SRS – Graphical Models, Process</text:p>
              </text:list-item>
            </text:list>
            <text:list text:style-name="L2">
              <text:list-item>
                <text:p text:id="id52" text:style-name="P5">User Manual</text:p>
              </text:list-item>
            </text:list>
            <text:list text:style-name="L2">
              <text:list-item>
                <text:p text:id="id53" text:style-name="P5">Design Spec – Data design, achitectural</text:p>
              </text:list-item>
            </text:list>
            <text:list text:style-name="L2">
              <text:list-item>
                <text:p text:id="id54" text:style-name="P5">Source Code</text:p>
              </text:list-item>
            </text:list>
            <text:list text:style-name="L2">
              <text:list-item>
                <text:p text:id="id55" text:style-name="P5">Operation/Installation Manual</text:p>
              </text:list-item>
            </text:list>
            <text:list text:style-name="L2">
              <text:list-item>
                <text:p text:id="id56" text:style-name="P5">Database Schema and Initial Data</text:p>
              </text:list-item>
            </text:list>
            <text:list text:style-name="L2">
              <text:list-item>
                <text:p text:id="id57" text:style-name="P5">Maintenance Documents</text:p>
              </text:list-item>
            </text:list>
            <text:list text:style-name="L2">
              <text:list-item>
                <text:p text:id="id58" text:style-name="P5">Software Tools – version dependenc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CM Process</text:p>
          </draw:text-box>
        </draw:frame>
        <draw:frame presentation:style-name="pr4" draw:text-style-name="P5" draw:layer="layout" svg:width="25.199cm" svg:height="14.888cm" svg:x="1.4cm" svg:y="4.914cm" presentation:class="outline" presentation:user-transformed="true">
          <draw:text-box>
            <text:list text:style-name="L2">
              <text:list-item>
                <text:p text:id="id59" text:style-name="P5">Some issues</text:p>
              </text:list-item>
            </text:list>
            <text:list text:style-name="L2">
              <text:list-item>
                <text:list>
                  <text:list-item>
                    <text:p text:id="id60" text:style-name="P6">How should we manage different versions of programs so that changes can be made easily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How should we control changes before and after releas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6">Who has the responsibility for approving chang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6">How can we assure that changes has been made properly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6">How should we inform others ot the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dentification of Objec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5" text:style-name="P5">Basic Object</text:p>
              </text:list-item>
            </text:list>
            <text:list text:style-name="L2">
              <text:list-item>
                <text:list>
                  <text:list-item>
                    <text:p text:id="id66" text:style-name="P6">'unit of text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ex. section of documents, source code for <text:s/>module, test cases</text:p>
                  </text:list-item>
                </text:list>
              </text:list-item>
            </text:list>
            <text:list text:style-name="L2">
              <text:list-item>
                <text:p text:id="id68" text:style-name="P5">Aggregate Object</text:p>
              </text:list-item>
            </text:list>
            <text:list text:style-name="L2">
              <text:list-item>
                <text:list>
                  <text:list-item>
                    <text:p text:id="id69" text:style-name="P6">Collection of basic or other aggregate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ex. design specification(data model, architectur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dentification of Objects</text:p>
          </draw:text-box>
        </draw:frame>
        <draw:frame presentation:style-name="pr4" draw:text-style-name="P5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id="id71" text:style-name="P5">Object features</text:p>
              </text:list-item>
            </text:list>
            <text:list text:style-name="L2">
              <text:list-item>
                <text:list>
                  <text:list-item>
                    <text:p text:id="id72" text:style-name="P6">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SCI type(document, program, dat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5" text:style-name="P7">Project identifi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6" text:style-name="P7">Change version inform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8" text:style-name="P7">Entities provided or referenced by obje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9" text:style-name="P7">ex. data typ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6">Realization – 'unit of text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dentification of Objects</text:p>
          </draw:text-box>
        </draw:frame>
        <draw:frame presentation:style-name="pr4" draw:text-style-name="P5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 text:id="id81" text:style-name="P5">Other features</text:p>
              </text:list-item>
            </text:list>
            <text:list text:style-name="L2">
              <text:list-item>
                <text:list>
                  <text:list-item>
                    <text:p text:id="id82" text:style-name="P6">'part of'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'interrelated' </text:p>
                  </text:list-item>
                </text:list>
              </text:list-item>
            </text:list>
            <text:list text:style-name="L2">
              <text:list-item>
                <text:p text:id="id84" text:style-name="P5">Objects evolve throught software process</text:p>
              </text:list-item>
            </text:list>
            <text:list text:style-name="L2">
              <text:list-item>
                <text:p text:id="id85" text:style-name="P5">Evolution graph describes change history of object</text:p>
              </text:list-item>
            </text:list>
            <text:list text:style-name="L2">
              <text:list-item>
                <text:p text:id="id86" text:style-name="P5">Changes may be made to any version but not necessarily to all version</text:p>
              </text:list-item>
            </text:list>
            <text:list text:style-name="L2">
              <text:list-item>
                <text:p text:id="id87" text:style-name="P5">Automated tools provide identif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Version Contro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8" text:style-name="P5">Combines procedures and tools to manage different versions of configuration objects</text:p>
              </text:list-item>
            </text:list>
            <text:list text:style-name="L2">
              <text:list-item>
                <text:p text:id="id89" text:style-name="P5">Alternative configuration of a software system can be made by selecting appropriate versions</text:p>
              </text:list-item>
            </text:list>
            <text:list text:style-name="L2">
              <text:list-item>
                <text:p text:id="id90" text:style-name="P5">Accomplished by associating attributes with each version. </text:p>
              </text:list-item>
            </text:list>
            <text:list text:style-name="L2">
              <text:list-item>
                <text:list>
                  <text:list-item>
                    <text:p text:id="id91" text:style-name="P6">Version number, string of boolean variab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Version Contro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2" text:style-name="P5">Example</text:p>
              </text:list-item>
            </text:list>
            <text:list text:style-name="L2">
              <text:list-item>
                <text:list>
                  <text:list-item>
                    <text:p text:id="id93" text:style-name="P6">UHSIS version 0.02 (0.01 is the baselin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4" text:style-name="P7">Composed of several SCI (source code, docs, dat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7">Has two main components/modules: Records and Cashi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6" text:style-name="P7">Users of Record module has no direct access to Cashier modu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A variant of version 0.02 for use by records personnel can be obtained by assigning an attribute to the Records modu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hange Control</text:p>
          </draw:text-box>
        </draw:frame>
        <draw:frame presentation:style-name="pr6" draw:text-style-name="P9" draw:layer="layout" svg:width="25.199cm" svg:height="14.037cm" svg:x="1.4cm" svg:y="4.914cm" presentation:class="outline" presentation:user-transformed="true">
          <draw:text-box>
            <text:list text:style-name="L4">
              <text:list-item>
                <text:p text:id="id98" text:style-name="P9">Need for change recognized</text:p>
              </text:list-item>
            </text:list>
            <text:list text:style-name="L4" text:continue-numbering="true">
              <text:list-item>
                <text:p text:id="id99" text:style-name="P9">Change request from user</text:p>
              </text:list-item>
            </text:list>
            <text:list text:style-name="L4" text:continue-numbering="true">
              <text:list-item>
                <text:p text:id="id100" text:style-name="P9">Developer evaluates</text:p>
              </text:list-item>
            </text:list>
            <text:list text:style-name="L4" text:continue-numbering="true">
              <text:list-item>
                <text:p text:id="id101" text:style-name="P9">Change report generated</text:p>
              </text:list-item>
            </text:list>
            <text:list text:style-name="L4" text:continue-numbering="true">
              <text:list-item>
                <text:p text:id="id102" text:style-name="P9">Change control authority decides</text:p>
              </text:list-item>
            </text:list>
            <text:list text:style-name="L4" text:continue-numbering="true">
              <text:list-item>
                <text:p text:id="id103" text:style-name="P9">Request queued, ECO generated</text:p>
              </text:list-item>
            </text:list>
            <text:list text:style-name="L4" text:continue-numbering="true">
              <text:list-item>
                <text:p text:id="id104" text:style-name="P9">Assign individual to configuration objects</text:p>
              </text:list-item>
            </text:list>
            <text:list text:style-name="L4" text:continue-numbering="true">
              <text:list-item>
                <text:p text:id="id105" text:style-name="P9">Check-out configuration obj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hange Control</text:p>
          </draw:text-box>
        </draw:frame>
        <draw:frame presentation:style-name="pr7" draw:text-style-name="P9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id="id106" text:style-name="P9">Make the change</text:p>
              </text:list-item>
            </text:list>
            <text:list text:style-name="L5" text:continue-numbering="true">
              <text:list-item>
                <text:p text:id="id107" text:style-name="P9">Review (audit) the change</text:p>
              </text:list-item>
            </text:list>
            <text:list text:style-name="L5" text:continue-numbering="true">
              <text:list-item>
                <text:p text:id="id108" text:style-name="P9">Check-in(commit) the configuration items changed</text:p>
              </text:list-item>
            </text:list>
            <text:list text:style-name="L5" text:continue-numbering="true">
              <text:list-item>
                <text:p text:id="id109" text:style-name="P9">Establish baseline for testing</text:p>
              </text:list-item>
            </text:list>
            <text:list text:style-name="L5" text:continue-numbering="true">
              <text:list-item>
                <text:p text:id="id110" text:style-name="P9">Perform QA and testing</text:p>
              </text:list-item>
            </text:list>
            <text:list text:style-name="L5" text:continue-numbering="true">
              <text:list-item>
                <text:p text:id="id111" text:style-name="P9">Promote(merge) for inclusion in next rele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hange Control</text:p>
          </draw:text-box>
        </draw:frame>
        <draw:frame presentation:style-name="pr8" draw:text-style-name="P9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id="id112" text:style-name="P9">Rebuild new version</text:p>
              </text:list-item>
            </text:list>
            <text:list text:style-name="L6" text:continue-numbering="true">
              <text:list-item>
                <text:p text:id="id113" text:style-name="P9">Review/audit changes in configuration items</text:p>
              </text:list-item>
            </text:list>
            <text:list text:style-name="L6" text:continue-numbering="true">
              <text:list-item>
                <text:p text:id="id114" text:style-name="P9">Include changes in new version</text:p>
              </text:list-item>
            </text:list>
            <text:list text:style-name="L6" text:continue-numbering="true">
              <text:list-item>
                <text:p text:id="id115" text:style-name="P9">Distribute new ver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figuration Audi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6" text:style-name="P5">Has the change in ECO been made?</text:p>
              </text:list-item>
            </text:list>
            <text:list text:style-name="L2">
              <text:list-item>
                <text:p text:id="id117" text:style-name="P5">Has the formal technical review been conducted?</text:p>
              </text:list-item>
            </text:list>
            <text:list text:style-name="L2">
              <text:list-item>
                <text:p text:id="id118" text:style-name="P5">Have software engineering standards been applied?</text:p>
              </text:list-item>
            </text:list>
            <text:list text:style-name="L2">
              <text:list-item>
                <text:p text:id="id119" text:style-name="P5">Has the change been highlighted?</text:p>
              </text:list-item>
            </text:list>
            <text:list text:style-name="L2">
              <text:list-item>
                <text:p text:id="id120" text:style-name="P5">Have SCM procedures followed?</text:p>
              </text:list-item>
            </text:list>
            <text:list text:style-name="L2">
              <text:list-item>
                <text:p text:id="id121" text:style-name="P5">Hall all related SCIs properly update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us Repor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2" text:style-name="P5">What happened?</text:p>
              </text:list-item>
            </text:list>
            <text:list text:style-name="L2">
              <text:list-item>
                <text:p text:id="id123" text:style-name="P5">Who did it?</text:p>
              </text:list-item>
            </text:list>
            <text:list text:style-name="L2">
              <text:list-item>
                <text:p text:id="id124" text:style-name="P5">When did it happen?</text:p>
              </text:list-item>
            </text:list>
            <text:list text:style-name="L2">
              <text:list-item>
                <text:p text:id="id125" text:style-name="P5">What else will be affected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6" text:style-name="P5">SCM identifies, controls, audits, and reports modifications that invariably occur while software is being developed and after it has been release to the custom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8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29T14:43:49</dc:date>
    <dc:language>de-DE</dc:language>
    <meta:editing-cycles>1464</meta:editing-cycles>
    <meta:editing-duration>P1DT12H49M17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